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51.21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bclass of</text:p>
          </table:table-cell>
          <table:table-cell table:style-name="ce4" office:value-type="string" calcext:value-type="string">
            <text:p>Ignor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office:value-type="string" calcext:value-type="string">
            <text:p>An {observing process} that has as input a {whole plant} and has as output a {measurement datum}.</text:p>
          </table:table-cell>
          <table:table-cell office:value-type="string" calcext:value-type="string">
            <text:p>'observing process' THAT ('has_specified_input' SOME 'whole plant') AND</text:p>
            <text:p>('has_specified_output' SOME 'measurement datum'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quality' (PATO:0000001)</text:p>
          </table:table-cell>
          <table:table-cell office:value-type="string" calcext:value-type="string">
            <text:p>A {quality} of a {whole plant} that is measured by the number of some {plant structure} that are part of the plant (may be 0)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 (PPO:0002001)</text:p>
          </table:table-cell>
          <table:table-cell office:value-type="string" calcext:value-type="string">
            <text:p>A {quality} of a {whole plant} that is measured by the number of vascular leaves that are part of the plant (may be 0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 (PPO:0002002)</text:p>
          </table:table-cell>
          <table:table-cell office:value-type="string" calcext:value-type="string">
            <text:p>A {quality} of a {whole plant} that is measured by the number of leaves in the {vascular leaf expansion stage} that are part of the plant (may be 0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 (PPO:0002002)</text:p>
          </table:table-cell>
          <table:table-cell office:value-type="string" calcext:value-type="string">
            <text:p>A {quality} of a {whole plant} that is measured by the number of leaves in the {vascular leaf post-expansion stage} that are part of the plant (may be 0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 (PPO:0002002)</text:p>
          </table:table-cell>
          <table:table-cell office:value-type="string" calcext:value-type="string">
            <text:p>A {quality} of a {whole plant} that is measured by the number of leaves in the {vascular leaf senescent stage} that are part of the plant (may be 0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 (PPO:0002001)</text:p>
          </table:table-cell>
          <table:table-cell office:value-type="string" calcext:value-type="string">
            <text:p>A {quality} of a {whole plant} that is measured by the number of vegetative buds in the {bud burst stage} that are part of the plant (may be 0)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quality' (PATO:0000001)</text:p>
          </table:table-cell>
          <table:table-cell office:value-type="string" calcext:value-type="string">
            <text:p>A {quality} of a {whole plant} that is measured by the number of some {plant structure} that the plant has abscised (may be 0)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 (PPO:0002007)</text:p>
          </table:table-cell>
          <table:table-cell office:value-type="string" calcext:value-type="string">
            <text:p>A {quality} of a {whole plant} that is measured by the number of vascular leaves that the plant has abscised (may be 0)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 (PPO:0002001)</text:p>
          </table:table-cell>
          <table:table-cell office:value-type="string" calcext:value-type="string">
            <text:p>A {quality} of a {whole plant} that is measured by the number of above-ground shoot-born shoot systems that do not yet have any leaves in the {vascular leaf post-expansion stage} that are part of the plant (may be 0).</text:p>
          </table:table-cell>
          <table:table-cell table:number-columns-repeated="4"/>
        </table:table-row>
        <table:table-row table:style-name="ro5" table:number-rows-repeated="104856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7:55:05.806728865</dc:date>
    <dc:creator>Brian </dc:creator>
    <meta:editing-duration>P5DT5H2M38S</meta:editing-duration>
    <meta:editing-cycles>1</meta:editing-cycles>
    <meta:document-statistic meta:table-count="1" meta:cell-count="60" meta:object-count="0"/>
    <meta:generator>LibreOffice/5.1.4.2$Linux_X86_64 LibreOffice_project/10m0$Build-2</meta:generator>
  </office:meta>
</office:document-meta>
</file>